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fo:background-color="#000000"/>
    </style:style>
    <style:style style:name="ce4" style:family="table-cell" style:parent-style-name="Default">
      <style:table-cell-properties fo:background-color="#cc99cc"/>
    </style:style>
    <style:style style:name="ce5" style:family="table-cell" style:parent-style-name="Default">
      <style:table-cell-properties fo:background-color="#ff0066"/>
    </style:style>
    <style:style style:name="ce6" style:family="table-cell" style:parent-style-name="Default">
      <style:table-cell-properties fo:background-color="#00cc33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66cc"/>
    </style:style>
    <style:style style:name="ce9" style:family="table-cell" style:parent-style-name="Default" style:data-style-name="N37">
      <style:table-cell-properties fo:background-color="transparen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807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634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2">
          <table:table-cell office:value-type="string" calcext:value-type="string">
            <text:p>Lesson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Workshop?</text:p>
          </table:table-cell>
          <table:table-cell office:value-type="string" calcext:value-type="string">
            <text:p>Topic A</text:p>
          </table:table-cell>
          <table:table-cell office:value-type="string" calcext:value-type="string">
            <text:p>Topic M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office:annotation draw:style-name="gr1" draw:text-style-name="P1" svg:width="1.1413in" svg:height="0.3902in" svg:x="6.2555in" svg:y="0in" draw:caption-point-x="-0.2402in" draw:caption-point-y="0.3594in">
              <dc:date>2014-12-30T00:00:00</dc:date>
              <text:p text:style-name="P1">From 19:15-19:20</text:p>
            </office:annotation>
            <text:p>1<text:span text:style-name="T1">st</text:span> 5 min</text:p>
          </table:table-cell>
          <table:table-cell office:value-type="string" calcext:value-type="string">
            <office:annotation draw:style-name="gr1" draw:text-style-name="P1" svg:width="1.1413in" svg:height="0.3902in" svg:x="7.1445in" svg:y="0in" draw:caption-point-x="-0.2402in" draw:caption-point-y="0.3594in">
              <dc:date>2014-12-30T00:00:00</dc:date>
              <text:p text:style-name="P1">From 20:30-20:35</text:p>
            </office:annotation>
            <text:p>2<text:span text:style-name="T1">nd</text:span> 5min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Absent</text:p>
          </table:table-cell>
          <table:table-cell/>
          <table:table-cell office:value-type="string" calcext:value-type="string">
            <text:p>Workshops to be put somewhere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ATE(2015;1;9)" office:value-type="date" office:date-value="2015-01-09" calcext:value-type="date">
            <text:p>01/09/15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Processing</text:p>
          </table:table-cell>
          <table:table-cell/>
          <table:table-cell table:style-name="ce6" office:value-type="string" calcext:value-type="string">
            <text:p>Apple</text:p>
          </table:table-cell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style-name="ce8" office:value-type="string" calcext:value-type="string">
            <text:p>Prepare</text:p>
          </table:table-cell>
          <table:table-cell table:number-columns-repeated="2"/>
          <table:table-cell office:value-type="string" calcext:value-type="string">
            <office:annotation office:display="true" draw:style-name="gr2" draw:text-style-name="P1" svg:width="5.8886in" svg:height="2.8862in" svg:x="12.2827in" svg:y="0.5417in" draw:caption-point-x="-1.8228in" draw:caption-point-y="0.0035in">
              <dc:date>2014-12-30T00:00:00</dc:date>
              <text:p text:style-name="P1">My printer at home is working and I have access to another one in my work. Therefore, I could print all the parts for every kit. </text:p>
              <text:p text:style-name="P1"/>
              <text:p text:style-name="P1">My idea is every children gets one kit. This could be coupled to other workshops - like undestanding the parts of a dvd drive, scavenging for pieces in electronics, arduino basics(since they will have to go though the lines of code for small changes), soldering and many others.</text:p>
              <text:p text:style-name="P1"/>
              <text:p text:style-name="P1">I'll getting the pieces to build one at home before the next season (which I should be able until february).</text:p>
              <text:p text:style-name="P1"/>
              <text:p text:style-name="P1"/>
              <text:p text:style-name="P1">The cost of one printer is estimated in 60€ but could be cheaper if we negotiate - depending on the volume. </text:p>
              <text:p text:style-name="P1"/>
              <text:p text:style-name="P1">It will be a hands on course and I would plan to use the slot from 19:10 - 20:30. I want to let the children free to also do other stuff if they want.</text:p>
            </office:annotation>
            <text:p>My First 3D printer, Victor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formula="of:=[.B4]+7" office:value-type="date" office:date-value="2015-01-16" calcext:value-type="date">
            <text:p>01/16/15</text:p>
          </table:table-cell>
          <table:table-cell office:value-type="string" calcext:value-type="string">
            <text:p>M</text:p>
          </table:table-cell>
          <table:table-cell table:style-name="ce4"/>
          <table:table-cell/>
          <table:table-cell table:style-name="ce6" office:value-type="string" calcext:value-type="string">
            <text:p>Slice</text:p>
          </table:table-cell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style-name="ce8" office:value-type="string" calcext:value-type="string">
            <text:p>program</text:p>
          </table:table-cell>
          <table:table-cell table:number-columns-repeated="2"/>
          <table:table-cell office:value-type="string" calcext:value-type="string">
            <text:p>Wohm's Law, Peter</text:p>
          </table:table-cell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formula="of:=[.B5]+7" office:value-type="date" office:date-value="2015-01-23" calcext:value-type="date">
            <text:p>01/23/15</text:p>
          </table:table-cell>
          <table:table-cell office:value-type="string" calcext:value-type="string">
            <text:p>A</text:p>
          </table:table-cell>
          <table:table-cell table:style-name="ce4"/>
          <table:table-cell/>
          <table:table-cell table:style-name="ce6" office:value-type="string" calcext:value-type="string">
            <text:p>Machine</text:p>
          </table:table-cell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style-name="ce8" office:value-type="string" calcext:value-type="string">
            <text:p>for</text:p>
          </table:table-cell>
          <table:table-cell table:number-columns-repeated="2"/>
          <table:table-cell office:value-type="string" calcext:value-type="string">
            <office:annotation office:display="true" draw:style-name="gr3" draw:text-style-name="P1" svg:width="4.6091in" svg:height="5.9886in" svg:x="9.6591in" svg:y="3.7543in" draw:caption-point-x="0.8008in" draw:caption-point-y="-2.8535in">
              <dc:date>2014-12-30T00:00:00</dc:date>
              <text:p text:style-name="P1">PCR</text:p>
              <text:p text:style-name="P1">- extraction</text:p>
              <text:p text:style-name="P1">- PCR</text:p>
              <text:p text:style-name="P1">- electrophoresis</text:p>
              <text:p text:style-name="P1"/>
              <text:p text:style-name="P1">Lab Techniques</text:p>
              <text:p text:style-name="P1">- chromatography</text:p>
              <text:p text:style-name="P1">- titration</text:p>
              <text:p text:style-name="P1">- etching</text:p>
              <text:p text:style-name="P1"/>
              <text:p text:style-name="P1">Electronics (inspiration from adafruit)</text:p>
              <text:p text:style-name="P1">- soldering</text:p>
              <text:p text:style-name="P1">- etching</text:p>
              <text:p text:style-name="P1">- using a multimeter</text:p>
              <text:p text:style-name="P1">- using an oscilloscope</text:p>
              <text:p text:style-name="P1"/>
              <text:p text:style-name="P1">Microscopy</text:p>
              <text:p text:style-name="P1">- make a van leeuwenhoek microscop</text:p>
              <text:p text:style-name="P1">- make a microscope out of DVD lenses</text:p>
              <text:p text:style-name="P1">- staining techniques</text:p>
              <text:p text:style-name="P1">- fluorescence microscopy</text:p>
              <text:p text:style-name="P1">- observing cell division in an onion</text:p>
              <text:p text:style-name="P1">- understanding orders of magnitude and scale of nature (introducing nano?)</text:p>
              <text:p text:style-name="P1"/>
              <text:p text:style-name="P1">Food</text:p>
              <text:p text:style-name="P1">- mealworms as ingredient</text:p>
              <text:p text:style-name="P1">- molecular cooking</text:p>
              <text:p text:style-name="P1">- growing mushrooms (mycelium innoculation)</text:p>
              <text:p text:style-name="P1">- calorimetry</text:p>
              <text:p text:style-name="P1">- fermentation</text:p>
              <text:p text:style-name="P1">- brewing beer</text:p>
              <text:p text:style-name="P1">- how to test for the different food groups (starch, protein, fat etc.)</text:p>
              <text:p text:style-name="P1"/>
              <text:p text:style-name="P1">Other ideas for series or workshops:</text:p>
              <text:p text:style-name="P1">- Colours (Newton discs, additive vs. subtractive, theory of colour)</text:p>
              <text:p text:style-name="P1">- aquaponics (3D ponics)</text:p>
              <text:p text:style-name="P1">- Testing for bloodtypes</text:p>
            </office:annotation>
            <text:p>DIYBio</text:p>
          </table:table-cell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formula="of:=[.B6]+7" office:value-type="date" office:date-value="2015-01-30" calcext:value-type="date">
            <text:p>01/30/15</text:p>
          </table:table-cell>
          <table:table-cell office:value-type="string" calcext:value-type="string">
            <text:p>M</text:p>
          </table:table-cell>
          <table:table-cell table:style-name="ce4"/>
          <table:table-cell/>
          <table:table-cell table:style-name="ce6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style-name="ce8"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formula="of:=[.B7]+7" office:value-type="date" office:date-value="2015-02-06" calcext:value-type="date">
            <text:p>02/06/15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Thijs</text:p>
          </table:table-cell>
          <table:table-cell/>
          <table:table-cell table:style-name="ce6" office:value-type="string" calcext:value-type="string">
            <text:p>Martijn</text:p>
          </table:table-cell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style-name="ce8" office:value-type="string" calcext:value-type="string">
            <text:p>skill</text:p>
          </table:table-cell>
          <table:table-cell office:value-type="string" calcext:value-type="string">
            <text:p>Richel</text:p>
          </table:table-cell>
          <table:table-cell table:number-columns-repeated="2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formula="of:=[.B8]+7" office:value-type="date" office:date-value="2015-02-13" calcext:value-type="date">
            <text:p>02/13/1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style-name="ce8" office:value-type="string" calcext:value-type="string">
            <text:p>badge</text:p>
          </table:table-cell>
          <table:table-cell table:number-columns-repeated="3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formula="of:=[.B9]+7" office:value-type="date" office:date-value="2015-02-20" calcext:value-type="date">
            <text:p>02/20/1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IOMA 1a (*)</text:p>
          </table:table-cell>
          <table:table-cell table:number-columns-repeated="2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number-columns-repeated="4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formula="of:=[.B10]+7" office:value-type="date" office:date-value="2015-02-27" calcext:value-type="date">
            <text:p>02/27/15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Master LEDs</text:p>
          </table:table-cell>
          <table:table-cell table:number-columns-repeated="2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number-columns-repeated="4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formula="of:=[.B11]+7" office:value-type="date" office:date-value="2015-03-06" calcext:value-type="date">
            <text:p>03/06/1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IOMA 1b</text:p>
          </table:table-cell>
          <table:table-cell table:number-columns-repeated="2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number-columns-repeated="4"/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formula="of:=[.B12]+7" office:value-type="date" office:date-value="2015-03-13" calcext:value-type="date">
            <text:p>03/13/15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option to get</text:p>
          </table:table-cell>
          <table:table-cell table:number-columns-repeated="2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number-columns-repeated="4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formula="of:=[.B13]+7" office:value-type="date" office:date-value="2015-03-20" calcext:value-type="date">
            <text:p>03/20/1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IOMA 1c</text:p>
          </table:table-cell>
          <table:table-cell table:number-columns-repeated="2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number-columns-repeated="4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formula="of:=[.B14]+7" office:value-type="date" office:date-value="2015-03-27" calcext:value-type="date">
            <text:p>03/27/15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skill badge</text:p>
          </table:table-cell>
          <table:table-cell table:number-columns-repeated="2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number-columns-repeated="4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table:formula="of:=[.B15]+7" office:value-type="date" office:date-value="2015-04-03" calcext:value-type="date">
            <text:p>04/03/1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IOMA 1d</text:p>
          </table:table-cell>
          <table:table-cell table:number-columns-repeated="2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number-columns-repeated="4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table:formula="of:=[.B16]+7" office:value-type="date" office:date-value="2015-04-10" calcext:value-type="date">
            <text:p>04/10/15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?Richel</text:p>
          </table:table-cell>
          <table:table-cell table:number-columns-repeated="2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number-columns-repeated="4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table:formula="of:=[.B17]+7" office:value-type="date" office:date-value="2015-04-17" calcext:value-type="date">
            <text:p>04/17/15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EXAM</text:p>
          </table:table-cell>
          <table:table-cell table:number-columns-repeated="2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number-columns-repeated="4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table:formula="of:=[.B18]+7" office:value-type="date" office:date-value="2015-04-24" calcext:value-type="date">
            <text:p>04/24/1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number-columns-repeated="4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table:formula="of:=[.B19]+7" office:value-type="date" office:date-value="2015-05-01" calcext:value-type="date">
            <text:p>05/01/15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number-columns-repeated="4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table:formula="of:=[.B20]+7" office:value-type="date" office:date-value="2015-05-08" calcext:value-type="date">
            <text:p>05/08/1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number-columns-repeated="4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table:formula="of:=[.B21]+7" office:value-type="date" office:date-value="2015-05-15" calcext:value-type="date">
            <text:p>05/15/15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number-columns-repeated="4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table:formula="of:=[.B22]+7" office:value-type="date" office:date-value="2015-05-22" calcext:value-type="date">
            <text:p>05/22/1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number-columns-repeated="4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table:formula="of:=[.B23]+7" office:value-type="date" office:date-value="2015-05-29" calcext:value-type="date">
            <text:p>05/29/15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number-columns-repeated="4"/>
        </table:table-row>
        <table:table-row table:style-name="ro1">
          <table:table-cell table:formula="of:=[.A24]+1" office:value-type="float" office:value="22" calcext:value-type="float">
            <text:p>22</text:p>
          </table:table-cell>
          <table:table-cell table:formula="of:=[.B24]+7" office:value-type="date" office:date-value="2015-06-05" calcext:value-type="date">
            <text:p>06/05/1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number-columns-repeated="4"/>
        </table:table-row>
        <table:table-row table:style-name="ro1">
          <table:table-cell table:formula="of:=[.A25]+1" office:value-type="float" office:value="23" calcext:value-type="float">
            <text:p>23</text:p>
          </table:table-cell>
          <table:table-cell table:formula="of:=[.B25]+7" office:value-type="date" office:date-value="2015-06-12" calcext:value-type="date">
            <text:p>06/12/15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number-columns-repeated="4"/>
        </table:table-row>
        <table:table-row table:style-name="ro1">
          <table:table-cell table:formula="of:=[.A26]+1" office:value-type="float" office:value="24" calcext:value-type="float">
            <text:p>24</text:p>
          </table:table-cell>
          <table:table-cell table:formula="of:=[.B26]+7" office:value-type="date" office:date-value="2015-06-19" calcext:value-type="date">
            <text:p>06/19/15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number-columns-repeated="4"/>
        </table:table-row>
        <table:table-row table:style-name="ro1">
          <table:table-cell table:formula="of:=[.A27]+1" office:value-type="float" office:value="25" calcext:value-type="float">
            <text:p>25</text:p>
          </table:table-cell>
          <table:table-cell table:formula="of:=[.B27]+7" office:value-type="date" office:date-value="2015-06-26" calcext:value-type="date">
            <text:p>06/26/15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7" office:value-type="string" calcext:value-type="string">
            <text:p>?R</text:p>
          </table:table-cell>
          <table:table-cell table:style-name="ce7" office:value-type="string" calcext:value-type="string">
            <text:p>?P</text:p>
          </table:table-cell>
          <table:table-cell table:number-columns-repeated="4"/>
        </table:table-row>
        <table:table-row table:style-name="ro1">
          <table:table-cell table:formula="of:=[.A28]+1" office:value-type="float" office:value="26" calcext:value-type="float">
            <text:p>26</text:p>
          </table:table-cell>
          <table:table-cell table:formula="of:=[.B28]+7" office:value-type="date" office:date-value="2015-07-03" calcext:value-type="date">
            <text:p>07/03/15</text:p>
          </table:table-cell>
          <table:table-cell office:value-type="string" calcext:value-type="string">
            <text:p>EOS</text:p>
          </table:table-cell>
          <table:table-cell table:number-columns-repeated="6" office:value-type="string" calcext:value-type="string">
            <text:p>Evaluation</text:p>
          </table:table-cell>
          <table:table-cell table:number-columns-repeated="3"/>
        </table:table-row>
        <table:table-row table:style-name="ro1">
          <table:table-cell table:formula="of:=[.A29]+1" office:value-type="float" office:value="27" calcext:value-type="float">
            <text:p>27</text:p>
          </table:table-cell>
          <table:table-cell table:formula="of:=[.B29]+7" office:value-type="date" office:date-value="2015-07-10" calcext:value-type="date">
            <text:p>07/10/15</text:p>
          </table:table-cell>
          <table:table-cell table:number-columns-repeated="10"/>
        </table:table-row>
        <table:table-row table:style-name="ro1">
          <table:table-cell table:formula="of:=[.A30]+1" office:value-type="float" office:value="28" calcext:value-type="float">
            <text:p>28</text:p>
          </table:table-cell>
          <table:table-cell table:formula="of:=[.B30]+7" office:value-type="date" office:date-value="2015-07-17" calcext:value-type="date">
            <text:p>07/17/15</text:p>
          </table:table-cell>
          <table:table-cell table:number-columns-repeated="10"/>
        </table:table-row>
        <table:table-row table:style-name="ro1">
          <table:table-cell table:formula="of:=[.A31]+1" office:value-type="float" office:value="29" calcext:value-type="float">
            <text:p>29</text:p>
          </table:table-cell>
          <table:table-cell table:formula="of:=[.B31]+7" office:value-type="date" office:date-value="2015-07-24" calcext:value-type="date">
            <text:p>07/24/15</text:p>
          </table:table-cell>
          <table:table-cell table:number-columns-repeated="10"/>
        </table:table-row>
        <table:table-row table:style-name="ro1">
          <table:table-cell table:formula="of:=[.A32]+1" office:value-type="float" office:value="30" calcext:value-type="float">
            <text:p>30</text:p>
          </table:table-cell>
          <table:table-cell table:formula="of:=[.B32]+7" office:value-type="date" office:date-value="2015-07-31" calcext:value-type="date">
            <text:p>07/31/15</text:p>
          </table:table-cell>
          <table:table-cell table:number-columns-repeated="10"/>
        </table:table-row>
        <table:table-row table:style-name="ro1">
          <table:table-cell table:formula="of:=[.A33]+1" office:value-type="float" office:value="31" calcext:value-type="float">
            <text:p>31</text:p>
          </table:table-cell>
          <table:table-cell table:formula="of:=[.B33]+7" office:value-type="date" office:date-value="2015-08-07" calcext:value-type="date">
            <text:p>08/07/15</text:p>
          </table:table-cell>
          <table:table-cell table:number-columns-repeated="10"/>
        </table:table-row>
        <table:table-row table:style-name="ro1">
          <table:table-cell table:formula="of:=[.A34]+1" office:value-type="float" office:value="32" calcext:value-type="float">
            <text:p>32</text:p>
          </table:table-cell>
          <table:table-cell table:formula="of:=[.B34]+7" office:value-type="date" office:date-value="2015-08-14" calcext:value-type="date">
            <text:p>08/14/15</text:p>
          </table:table-cell>
          <table:table-cell office:value-type="string" calcext:value-type="string">
            <text:p>EOS</text:p>
          </table:table-cell>
          <table:table-cell table:number-columns-repeated="9"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[.B35]+7" office:value-type="date" office:date-value="2015-08-21" calcext:value-type="date">
            <text:p>08/21/15</text:p>
          </table:table-cell>
          <table:table-cell table:number-columns-repeated="10"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[.B36]+7" office:value-type="date" office:date-value="2015-08-28" calcext:value-type="date">
            <text:p>08/28/15</text:p>
          </table:table-cell>
          <table:table-cell table:number-columns-repeated="10"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[.B37]+7" office:value-type="date" office:date-value="2015-09-04" calcext:value-type="date">
            <text:p>09/04/15</text:p>
          </table:table-cell>
          <table:table-cell table:number-columns-repeated="10"/>
        </table:table-row>
        <table:table-row table:style-name="ro1">
          <table:table-cell table:formula="of:=[.A38]+1" office:value-type="float" office:value="36" calcext:value-type="float">
            <text:p>36</text:p>
          </table:table-cell>
          <table:table-cell table:formula="of:=[.B38]+7" office:value-type="date" office:date-value="2015-09-11" calcext:value-type="date">
            <text:p>09/11/15</text:p>
          </table:table-cell>
          <table:table-cell table:number-columns-repeated="10"/>
        </table:table-row>
        <table:table-row table:style-name="ro1">
          <table:table-cell table:formula="of:=[.A39]+1" office:value-type="float" office:value="37" calcext:value-type="float">
            <text:p>37</text:p>
          </table:table-cell>
          <table:table-cell table:formula="of:=[.B39]+7" office:value-type="date" office:date-value="2015-09-18" calcext:value-type="date">
            <text:p>09/18/15</text:p>
          </table:table-cell>
          <table:table-cell table:number-columns-repeated="10"/>
        </table:table-row>
        <table:table-row table:style-name="ro1">
          <table:table-cell table:formula="of:=[.A40]+1" office:value-type="float" office:value="38" calcext:value-type="float">
            <text:p>38</text:p>
          </table:table-cell>
          <table:table-cell table:formula="of:=[.B40]+7" office:value-type="date" office:date-value="2015-09-25" calcext:value-type="date">
            <text:p>09/25/15</text:p>
          </table:table-cell>
          <table:table-cell table:number-columns-repeated="10"/>
        </table:table-row>
        <table:table-row table:style-name="ro1">
          <table:table-cell table:formula="of:=[.A41]+1" office:value-type="float" office:value="39" calcext:value-type="float">
            <text:p>39</text:p>
          </table:table-cell>
          <table:table-cell table:formula="of:=[.B41]+7" office:value-type="date" office:date-value="2015-10-02" calcext:value-type="date">
            <text:p>10/02/15</text:p>
          </table:table-cell>
          <table:table-cell table:number-columns-repeated="10"/>
        </table:table-row>
        <table:table-row table:style-name="ro1">
          <table:table-cell table:formula="of:=[.A42]+1" office:value-type="float" office:value="40" calcext:value-type="float">
            <text:p>40</text:p>
          </table:table-cell>
          <table:table-cell table:formula="of:=[.B42]+7" office:value-type="date" office:date-value="2015-10-09" calcext:value-type="date">
            <text:p>10/09/15</text:p>
          </table:table-cell>
          <table:table-cell table:number-columns-repeated="10"/>
        </table:table-row>
        <table:table-row table:style-name="ro1">
          <table:table-cell table:formula="of:=[.A43]+1" office:value-type="float" office:value="41" calcext:value-type="float">
            <text:p>41</text:p>
          </table:table-cell>
          <table:table-cell table:formula="of:=[.B43]+7" office:value-type="date" office:date-value="2015-10-16" calcext:value-type="date">
            <text:p>10/16/15</text:p>
          </table:table-cell>
          <table:table-cell table:number-columns-repeated="10"/>
        </table:table-row>
        <table:table-row table:style-name="ro1">
          <table:table-cell table:formula="of:=[.A44]+1" office:value-type="float" office:value="42" calcext:value-type="float">
            <text:p>42</text:p>
          </table:table-cell>
          <table:table-cell table:formula="of:=[.B44]+7" office:value-type="date" office:date-value="2015-10-23" calcext:value-type="date">
            <text:p>10/23/15</text:p>
          </table:table-cell>
          <table:table-cell table:number-columns-repeated="10"/>
        </table:table-row>
        <table:table-row table:style-name="ro1">
          <table:table-cell table:formula="of:=[.A45]+1" office:value-type="float" office:value="43" calcext:value-type="float">
            <text:p>43</text:p>
          </table:table-cell>
          <table:table-cell table:formula="of:=[.B45]+7" office:value-type="date" office:date-value="2015-10-30" calcext:value-type="date">
            <text:p>10/30/15</text:p>
          </table:table-cell>
          <table:table-cell table:number-columns-repeated="10"/>
        </table:table-row>
        <table:table-row table:style-name="ro1">
          <table:table-cell table:formula="of:=[.A46]+1" office:value-type="float" office:value="44" calcext:value-type="float">
            <text:p>44</text:p>
          </table:table-cell>
          <table:table-cell table:formula="of:=[.B46]+7" office:value-type="date" office:date-value="2015-11-06" calcext:value-type="date">
            <text:p>11/06/15</text:p>
          </table:table-cell>
          <table:table-cell table:number-columns-repeated="10"/>
        </table:table-row>
        <table:table-row table:style-name="ro1">
          <table:table-cell table:formula="of:=[.A47]+1" office:value-type="float" office:value="45" calcext:value-type="float">
            <text:p>45</text:p>
          </table:table-cell>
          <table:table-cell table:formula="of:=[.B47]+7" office:value-type="date" office:date-value="2015-11-13" calcext:value-type="date">
            <text:p>11/13/15</text:p>
          </table:table-cell>
          <table:table-cell table:number-columns-repeated="10"/>
        </table:table-row>
        <table:table-row table:style-name="ro1">
          <table:table-cell table:formula="of:=[.A48]+1" office:value-type="float" office:value="46" calcext:value-type="float">
            <text:p>46</text:p>
          </table:table-cell>
          <table:table-cell table:formula="of:=[.B48]+7" office:value-type="date" office:date-value="2015-11-20" calcext:value-type="date">
            <text:p>11/20/15</text:p>
          </table:table-cell>
          <table:table-cell table:number-columns-repeated="10"/>
        </table:table-row>
        <table:table-row table:style-name="ro1">
          <table:table-cell table:formula="of:=[.A49]+1" office:value-type="float" office:value="47" calcext:value-type="float">
            <text:p>47</text:p>
          </table:table-cell>
          <table:table-cell table:formula="of:=[.B49]+7" office:value-type="date" office:date-value="2015-11-27" calcext:value-type="date">
            <text:p>11/27/15</text:p>
          </table:table-cell>
          <table:table-cell table:number-columns-repeated="10"/>
        </table:table-row>
        <table:table-row table:style-name="ro1">
          <table:table-cell table:formula="of:=[.A50]+1" office:value-type="float" office:value="48" calcext:value-type="float">
            <text:p>48</text:p>
          </table:table-cell>
          <table:table-cell table:formula="of:=[.B50]+7" office:value-type="date" office:date-value="2015-12-04" calcext:value-type="date">
            <text:p>12/04/15</text:p>
          </table:table-cell>
          <table:table-cell table:number-columns-repeated="10"/>
        </table:table-row>
        <table:table-row table:style-name="ro1">
          <table:table-cell table:formula="of:=[.A51]+1" office:value-type="float" office:value="49" calcext:value-type="float">
            <text:p>49</text:p>
          </table:table-cell>
          <table:table-cell table:formula="of:=[.B51]+7" office:value-type="date" office:date-value="2015-12-11" calcext:value-type="date">
            <text:p>12/11/15</text:p>
          </table:table-cell>
          <table:table-cell table:number-columns-repeated="10"/>
        </table:table-row>
        <table:table-row table:style-name="ro1">
          <table:table-cell table:formula="of:=[.A52]+1" office:value-type="float" office:value="50" calcext:value-type="float">
            <text:p>50</text:p>
          </table:table-cell>
          <table:table-cell table:formula="of:=[.B52]+7" office:value-type="date" office:date-value="2015-12-18" calcext:value-type="date">
            <text:p>12/18/15</text:p>
          </table:table-cell>
          <table:table-cell table:number-columns-repeated="10"/>
        </table:table-row>
        <table:table-row table:style-name="ro1">
          <table:table-cell table:formula="of:=[.A53]+1" office:value-type="float" office:value="51" calcext:value-type="float">
            <text:p>51</text:p>
          </table:table-cell>
          <table:table-cell table:formula="of:=[.B53]+7" office:value-type="date" office:date-value="2015-12-25" calcext:value-type="date">
            <text:p>12/25/1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9" table:style-name="ce3" office:value-type="string" calcext:value-type="string">
            <text:p>X</text:p>
          </table:table-cell>
          <table:table-cell table:style-name="ce9"/>
          <table:table-cell/>
        </table:table-row>
        <table:table-row table:style-name="ro1">
          <table:table-cell table:number-columns-repeated="2"/>
          <table:table-cell office:value-type="string" calcext:value-type="string">
            <text:p>A: Arduino course</text:p>
          </table:table-cell>
          <table:table-cell table:number-columns-repeated="3"/>
          <table:table-cell table:number-columns-repeated="2" office:value-type="string" calcext:value-type="string">
            <text:p>P: Pet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: Maker course</text:p>
          </table:table-cell>
          <table:table-cell table:number-columns-repeated="3"/>
          <table:table-cell table:number-columns-repeated="2" office:value-type="string" calcext:value-type="string">
            <text:p>R: Rich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OS: End Of Seaso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(*): chapter in textbook 'interactief ontwerpen met arduino'</text:p>
          </table:table-cell>
          <table:table-cell table:number-columns-repeated="8"/>
        </table:table-row>
        <table:table-row table:style-name="ro1" table:number-rows-repeated="9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59:09.335273578</meta:creation-date>
    <dc:date>2014-12-30T17:52:27.366714188</dc:date>
    <meta:editing-duration>PT37M58S</meta:editing-duration>
    <meta:editing-cycles>22</meta:editing-cycles>
    <meta:generator>LibreOffice/4.3.4.1$Linux_x86 LibreOffice_project/430m0$Build-1</meta:generator>
    <meta:document-statistic meta:table-count="1" meta:cell-count="239" meta:object-count="0"/>
  </office:meta>
</office:document-meta>
</file>